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nl" fo:country="NL" officeooo:rsid="000cdbc7" officeooo:paragraph-rsid="000cdbc7"/>
    </style:style>
    <style:style style:name="P2" style:family="paragraph" style:parent-style-name="Standard">
      <style:text-properties fo:font-size="18pt" fo:language="nl" fo:country="NL" fo:font-weight="bold" officeooo:rsid="000cdbc7" officeooo:paragraph-rsid="000cdbc7" style:font-size-asian="18pt" style:font-weight-asian="bold" style:font-size-complex="18pt" style:font-weight-complex="bold"/>
    </style:style>
    <style:style style:name="P3" style:family="paragraph" style:parent-style-name="Standard">
      <style:text-properties fo:font-size="18pt" fo:language="nl" fo:country="NL" fo:font-weight="bold" officeooo:rsid="000cdbc7" officeooo:paragraph-rsid="002646f7" style:font-size-asian="18pt" style:font-weight-asian="bold" style:font-size-complex="18pt" style:font-weight-complex="bold"/>
    </style:style>
    <style:style style:name="P4" style:family="paragraph" style:parent-style-name="Standard">
      <style:text-properties fo:font-size="18pt" fo:language="nl" fo:country="NL" fo:font-weight="bold" officeooo:rsid="000cdbc7" officeooo:paragraph-rsid="000cdbc7" style:font-size-asian="15.75pt" style:font-weight-asian="bold" style:font-size-complex="18pt" style:font-weight-complex="bold"/>
    </style:style>
    <style:style style:name="P5" style:family="paragraph" style:parent-style-name="Standard">
      <style:text-properties fo:font-size="18pt" fo:language="nl" fo:country="NL" fo:font-weight="bold" officeooo:rsid="000f2d5c" officeooo:paragraph-rsid="000f2d5c" style:font-size-asian="15.75pt" style:font-weight-asian="bold" style:font-size-complex="18pt" style:font-weight-complex="bold"/>
    </style:style>
    <style:style style:name="P6" style:family="paragraph" style:parent-style-name="Standard">
      <style:text-properties fo:font-size="18pt" fo:language="nl" fo:country="NL" fo:font-weight="bold" officeooo:rsid="00100c93" officeooo:paragraph-rsid="00100c93" style:font-size-asian="15.75pt" style:font-weight-asian="bold" style:font-size-complex="18pt" style:font-weight-complex="bold"/>
    </style:style>
    <style:style style:name="P7" style:family="paragraph" style:parent-style-name="Standard">
      <style:text-properties fo:font-size="12pt" fo:language="nl" fo:country="NL" fo:font-weight="normal" officeooo:rsid="000cdbc7" officeooo:paragraph-rsid="000cdbc7" style:font-size-asian="12pt" style:font-weight-asian="normal" style:font-size-complex="12pt" style:font-weight-complex="normal"/>
    </style:style>
    <style:style style:name="P8" style:family="paragraph" style:parent-style-name="Text_20_body">
      <style:text-properties fo:language="nl" fo:country="NL"/>
    </style:style>
    <style:style style:name="P9" style:family="paragraph" style:parent-style-name="Text_20_body">
      <style:text-properties fo:language="nl" fo:country="NL" officeooo:paragraph-rsid="0015feef"/>
    </style:style>
    <style:style style:name="P10" style:family="paragraph" style:parent-style-name="Text_20_body">
      <style:text-properties fo:language="nl" fo:country="NL" officeooo:paragraph-rsid="00172a29"/>
    </style:style>
    <style:style style:name="P11" style:family="paragraph" style:parent-style-name="Heading_20_1">
      <style:text-properties fo:language="nl" fo:country="NL"/>
    </style:style>
    <style:style style:name="P12" style:family="paragraph" style:parent-style-name="Heading_20_1">
      <style:text-properties fo:font-size="18pt" fo:language="nl" fo:country="NL" fo:font-weight="bold" officeooo:rsid="000cdbc7" officeooo:paragraph-rsid="000cdbc7" style:font-size-asian="18pt" style:font-weight-asian="bold" style:font-size-complex="18pt" style:font-weight-complex="bold"/>
    </style:style>
    <style:style style:name="P13" style:family="paragraph" style:parent-style-name="Heading_20_2">
      <style:text-properties fo:language="nl" fo:country="NL"/>
    </style:style>
    <style:style style:name="P14" style:family="paragraph" style:parent-style-name="Text_20_body" style:list-style-name="L1">
      <style:text-properties fo:language="nl" fo:country="NL"/>
    </style:style>
    <style:style style:name="P15" style:family="paragraph" style:parent-style-name="Text_20_body" style:list-style-name="L2">
      <style:text-properties fo:language="nl" fo:country="NL"/>
    </style:style>
    <style:style style:name="P16" style:family="paragraph" style:parent-style-name="Text_20_body" style:list-style-name="L1">
      <style:paragraph-properties fo:margin-top="0in" fo:margin-bottom="0in" loext:contextual-spacing="false"/>
      <style:text-properties fo:language="nl" fo:country="NL"/>
    </style:style>
    <style:style style:name="P17" style:family="paragraph" style:parent-style-name="Text_20_body" style:list-style-name="L2">
      <style:paragraph-properties fo:margin-top="0in" fo:margin-bottom="0in" loext:contextual-spacing="false"/>
      <style:text-properties fo:language="nl" fo:country="NL"/>
    </style:style>
    <style:style style:name="P18" style:family="paragraph" style:parent-style-name="Text_20_body" style:list-style-name="L2">
      <style:paragraph-properties fo:margin-top="0in" fo:margin-bottom="0in" loext:contextual-spacing="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0f26fd" style:font-size-asian="12pt" style:font-weight-asian="normal" style:font-size-complex="12pt" style:font-weight-complex="normal"/>
    </style:style>
    <style:style style:name="T3" style:family="text">
      <style:text-properties fo:font-size="12pt" fo:font-weight="normal" officeooo:rsid="00221a79" style:font-size-asian="12pt" style:font-weight-asian="normal" style:font-size-complex="12pt" style:font-weight-complex="normal"/>
    </style:style>
    <style:style style:name="T4" style:family="text">
      <style:text-properties fo:font-size="12pt" fo:font-weight="normal" officeooo:rsid="00252aef" style:font-size-asian="12pt" style:font-weight-asian="normal" style:font-size-complex="12pt" style:font-weight-complex="normal"/>
    </style:style>
    <style:style style:name="T5" style:family="text">
      <style:text-properties fo:font-size="12pt" fo:font-weight="normal" officeooo:rsid="0026a271" style:font-size-asian="12pt" style:font-weight-asian="normal" style:font-size-complex="12pt" style:font-weight-complex="normal"/>
    </style:style>
    <style:style style:name="T6" style:family="text">
      <style:text-properties fo:font-size="12pt" fo:font-weight="normal" officeooo:rsid="00275704" style:font-size-asian="12pt" style:font-weight-asian="normal" style:font-size-complex="12pt" style:font-weight-complex="normal"/>
    </style:style>
    <style:style style:name="T7" style:family="text">
      <style:text-properties fo:font-size="12pt" fo:font-weight="normal" officeooo:rsid="00288558" style:font-size-asian="12pt" style:font-weight-asian="normal" style:font-size-complex="12pt" style:font-weight-complex="normal"/>
    </style:style>
    <style:style style:name="T8" style:family="text">
      <style:text-properties fo:font-size="12pt" fo:font-weight="normal" officeooo:rsid="0029414e" style:font-size-asian="12pt" style:font-weight-asian="normal" style:font-size-complex="12pt" style:font-weight-complex="normal"/>
    </style:style>
    <style:style style:name="T9" style:family="text">
      <style:text-properties fo:font-size="12pt" fo:font-weight="normal" officeooo:rsid="002ae8fd" style:font-size-asian="12pt" style:font-weight-asian="normal" style:font-size-complex="12pt" style:font-weight-complex="normal"/>
    </style:style>
    <style:style style:name="T10" style:family="text">
      <style:text-properties officeooo:rsid="0012f865"/>
    </style:style>
    <style:style style:name="T11" style:family="text">
      <style:text-properties officeooo:rsid="001405f1"/>
    </style:style>
    <style:style style:name="T12" style:family="text">
      <style:text-properties officeooo:rsid="00153476"/>
    </style:style>
    <style:style style:name="T13" style:family="text">
      <style:text-properties officeooo:rsid="001539bc"/>
    </style:style>
    <style:style style:name="T14" style:family="text">
      <style:text-properties fo:language="nl" fo:country="NL"/>
    </style:style>
    <style:style style:name="T15" style:family="text">
      <style:text-properties officeooo:rsid="0017c8c3"/>
    </style:style>
    <style:style style:name="T16" style:family="text">
      <style:text-properties officeooo:rsid="001a728d"/>
    </style:style>
    <style:style style:name="T17" style:family="text">
      <style:text-properties officeooo:rsid="001b338c"/>
    </style:style>
    <style:style style:name="T18" style:family="text">
      <style:text-properties officeooo:rsid="001cac13"/>
    </style:style>
    <style:style style:name="T19" style:family="text">
      <style:text-properties officeooo:rsid="001e34b8"/>
    </style:style>
    <style:style style:name="T20" style:family="text">
      <style:text-properties officeooo:rsid="002033b9"/>
    </style:style>
    <style:style style:name="T21" style:family="text">
      <style:text-properties officeooo:rsid="00221a79"/>
    </style:style>
    <style:style style:name="T22" style:family="text">
      <style:text-properties officeooo:rsid="00288558"/>
    </style:style>
    <style:style style:name="T23" style:family="text">
      <style:text-properties officeooo:rsid="0029207e"/>
    </style:style>
    <style:style style:name="T24" style:family="text">
      <style:text-properties officeooo:rsid="002c708f"/>
    </style:style>
    <style:style style:name="T25" style:family="text">
      <style:text-properties officeooo:rsid="002ca18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Een stuk over mij op dit moment</text:h>
      <text:p text:style-name="P9">Hallo, ik ben Marlo van Gulik, 17 jaar oud. <text:span text:style-name="T11">Sinds ik met de HAVO gestopt ben, studeer ik </text:span>MBO 4 niveau applicatie- en media-onwikkeling. <text:span text:style-name="T11">Ik</text:span> doe dit <text:span text:style-name="T10">nu ongeveer een half jaar. </text:span>Ik ben van de HAVO af gegaan omdat ik <text:span text:style-name="T11">de HAVO te theoretisch vond. Mijn overstap naar het MBO is een </text:span>geweldige keuze omdat ik <text:span text:style-name="T11">nu </text:span>iedere dag <text:span text:style-name="T11">mag </text:span>coderen!</text:p>
      <text:p text:style-name="P9"><text:span text:style-name="T11">De opdrachten die ik op school krijg, heb ik sneller af dan verwacht en ik heb daarom meestal tijd over. </text:span>Ik ben hiermee naar de <text:span text:style-name="T16">docent</text:span> gegaan en heb gevraagd <text:span text:style-name="T16">of ik moeilijkere opdrachten kon krijgen</text:span>. <text:span text:style-name="T16">Hij heeft aan mij gevraagd of ik Minesweeper kon namaken in </text:span>JavaScript. Dit <text:span text:style-name="T16">gaf mij meer uitdaging. Verder heb ik samen met mijn docenten </text:span>meegedaan aan de Advent of Code van 2019. <text:span text:style-name="T16">De opdrachten heb ik </text:span>in C++ ge<text:span text:style-name="T16">codeerd. </text:span>Ik heb hierdoor geleerd dat het best <text:span text:style-name="T12">handig</text:span> is om pointers te <text:span text:style-name="T12">kunnen</text:span> gebruiken. <text:span text:style-name="T13">Ik weet nu ook </text:span>hoe RAM werkt, wat mij uiteindelijk ook heeft geholpen met JavaScript. </text:p>
      <text:p text:style-name="P10"><text:span text:style-name="T13">Ik heb Unreal Engine verkend maar deze is erg uitgebreid en wist ik niet waar ik moest beginnen. Daarna heb ik geprobeerd met Vulkan een game engine te maken maar dit was </text:span>voordat ik <text:span text:style-name="T13">voldoende </text:span>kennis had van C++. <text:span text:style-name="T13">Vulkan is best wel ingewikkeld als je nog geen ervaring hebt met </text:span>OpenGL <text:span text:style-name="T13">en C++. Op dit moment probeer ik met behulp van GLFW een game engine te maken. Vooral het </text:span>maken van <text:span text:style-name="T15">(</text:span>random<text:span text:style-name="T15">)</text:span> generators en AI vind ik interessant. </text:p>
      <text:p text:style-name="P9">Ik vind het ook leuk om te modelleren en <text:span text:style-name="T13">ik </text:span>heb hier al eerder <text:span text:style-name="T13">iets </text:span>mee gemaakt, <text:span text:style-name="T13">zoals </text:span>het ruimteschip <text:span text:style-name="T16">hiernaast. </text:span>Ik heb na het ruimteschip <text:span text:style-name="T16">mijn PC-case met een</text:span> non-destructive workflow <text:span text:style-name="T16">nagemaakt wat ik ook leuk vond om te doen.</text:span> </text:p>
      <text:h text:style-name="P13" text:outline-level="2">Waar ik naar streef</text:h>
      <text:p text:style-name="P8">Ik wil doorgaan naar de HBO, en misschien zelfs naar een universiteit. Ik zou <text:span text:style-name="T17">heel graag aan een </text:span>game <text:span text:style-name="T17">(mee)werken </text:span>omdat ik dit erg <text:span text:style-name="T17">interessant</text:span> vind <text:span text:style-name="T17">en het mij ook leuk lijkt</text:span>. Het <text:span text:style-name="T18">random genereren</text:span> van <text:span text:style-name="T18">objecten, zoals </text:span>terrein <text:span text:style-name="T18">of planeten vind ik het leukst. </text:span>Ook AI is heel <text:span text:style-name="T17">interessant</text:span>, en ik zou deze kant ook heel <text:span text:style-name="T19">graag willen verkennen. </text:span>Ik hoop nog superveel te kunnen leren over computers, programmeren, <text:span text:style-name="T17">modelleren</text:span> en de nieuwste technologie. <text:span text:style-name="T19">I</text:span>k denk dat er in deze branch altijd te leren valt omdat er continu <text:span text:style-name="T19">nieuwe dingen ontwikkeld worden</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De achtergrond</text:p>
      <text:p text:style-name="P1">Het plaatje dat op de achtergrond staat, heb ik zelf gemaakt in Blender. M<text:span text:style-name="T21">ijn </text:span>inspiratie <text:span text:style-name="T21">heb ik</text:span> van een ander plaatje in <text:span text:style-name="T20">a</text:span>ndere kleuren <text:span text:style-name="T21">opgedaan</text:span>. Ik vond het plaatje dat ik had gevonden erg mooi, alleen was ik het niet eens met de kleuren. En daarom heb ik een zelfde soort plaatje nagemaakt, in mijn eigen kleuren. </text:p>
      <text:p text:style-name="P1"/>
      <text:p text:style-name="P2">Advent of code 2019</text:p>
      <text:p text:style-name="P3"><text:span text:style-name="T1">Ik heb afgelopen jaar meegedaan aan the Advent of Code, wat ik erg leuk vond en ik heb hier veel van geleerd. Een van de dingen die ik heb gedaan voor de lol, is een map tekenen, met behulp van C++. Ik ben hier veel mee bezig geweest, omdat ik voor iedere </text:span><text:span text:style-name="T3">coördinaat</text:span><text:span text:style-name="T1"> een kleine struct had. Hierdoor gebruikte ik te veel RAM, en dat kon mijn PC niet aan. </text:span><text:span text:style-name="T4">Uiteindelijk is het </text:span><text:span text:style-name="T6">mij </text:span><text:span text:style-name="T4">gelukt om het </text:span><text:span text:style-name="T5">programma </text:span><text:span text:style-name="T4">te laten werken zonder mijn PC volop te gebruiken.</text:span><text:span text:style-name="T1"> Ik vond het geweldig dat ik alles in mijn computer kon gebruiken. <text:s/>Het uiteindelijke bestand was 400 MB groot, en is 17500 </text:span><text:span text:style-name="T3">k</text:span><text:span text:style-name="T1">aracters in 24500 lijnen. </text:span><text:a xlink:type="simple" xlink:href="https://github.com/marloVGulik/Advent-of-code-2019" text:style-name="Internet_20_link" text:visited-style-name="Visited_20_Internet_20_Link"><text:span text:style-name="T1">(Github link)</text:span></text:a><text:span text:style-name="T1"> </text:span></text:p>
      <text:p text:style-name="P7"/>
      <text:p text:style-name="P4">De cockpit van een ruimteschip</text:p>
      <text:p text:style-name="P7">Ik heb ook gewerkt aan een cockpit van een ruimteschip, wat ik erg leuk vind. Ik vind scifi en simplistisch design mooi, en heb daarom <text:span text:style-name="T22">geprobeerd</text:span> een ruimteschip te maken. </text:p>
      <text:p text:style-name="P7"/>
      <text:p text:style-name="P4">De 3D textures rendering test</text:p>
      <text:p text:style-name="P7">De 3D textures rendering test heb ik gemaakt om te testen hoe 3D textures werken, met normal maps en height maps. Ook reflecti<text:span text:style-name="T25">e</text:span> en diffuse zit erbij. Dit vond ik erg leuk, omdat het er redelijk echt uit zag, vergeleken met wat ik eerder heb gemaakt. </text:p>
      <text:p text:style-name="P7"/>
      <text:p text:style-name="P5">Schoolproject duurzaam huis</text:p>
      <text:p text:style-name="P7">Een van de laatste schoolprojecten op de HAVO, had ik dit product gemaakt, en ik vond deze wel mooi om hierbij te zetten. Het is een duurzaam huis, met veel hout en glas. </text:p>
      <text:p text:style-name="P7"/>
      <text:p text:style-name="P6">Een retro scifi auto</text:p>
      <text:p text:style-name="P7">Deze auto heb ik gemaakt op mijn oude computer. Dit is het meest oude project wat ik kon vinden, maar helaas niet de eerste. </text:p>
      <text:p text:style-name="P7"/>
      <text:p text:style-name="P6">Minesweeper in JavaScript</text:p>
      <text:p text:style-name="P2"><text:span text:style-name="T1">Een project dat ik mocht doen was </text:span><text:span text:style-name="T7">M</text:span><text:span text:style-name="T1">inesweeper namaken. Dit is best wel goed gelukt, maar ik heb sinds dit project veel geleerd over JavaScript, en als ik hem opnieuw zou maken, zou ik hem veel anders doen. Maar toch ben ik blij met wat het is geworden, ook al is de styling niet helemaal gedaan. </text:span><text:a xlink:type="simple" xlink:href="https://github.com/marloVGulik/minesweeper" text:style-name="Internet_20_link" text:visited-style-name="Visited_20_Internet_20_Link"><text:span text:style-name="T1">(Github link)</text:span></text:a><text:span text:style-name="T1"> </text:span></text:p>
      <text:p text:style-name="P7"/>
      <text:p text:style-name="P6">Asteroids on<text:span text:style-name="T23">l</text:span>ine in JavaScript</text:p>
      <text:p text:style-name="P2"><text:span text:style-name="T1">Met dit spel ben ik </text:span><text:span text:style-name="T2">een aantal maanden geleden </text:span><text:span text:style-name="T1">begonnen, omdat het me leuk leek om een soort van battle-royale te hebben van het spel Asteroids. Het idee was om een speler Asteroids te laten spelen, en de moeilijkheidsgraad langzaam op te voeren, tot er maar </text:span><text:span text:style-name="T8">één</text:span><text:span text:style-name="T1"> </text:span><text:span text:style-name="T9">persoon</text:span><text:span text:style-name="T1"> over blijft. Ik dacht ook aan een systeem om je punten tijdens het spel op iemand anders te kunnen lossen, als een soort aanval om het de ander moeilijker te maken. Helaas ben ik </text:span><text:span text:style-name="T9">niet</text:span><text:span text:style-name="T1"> zo ver gekomen, maar nu ik er weer naar kijk wil ik eigenlijk wel weer verder eraan werken. </text:span></text:p>
      <text:p text:style-name="P7"><text:soft-page-break/></text:p>
      <text:p text:style-name="P7"/>
      <text:p text:style-name="P7"/>
      <text:p text:style-name="P7"/>
      <text:p text:style-name="P7"/>
      <text:p text:style-name="P7"/>
      <text:p text:style-name="P7"/>
      <text:h text:style-name="P12" text:outline-level="1">Mijn skills</text:h>
      <text:p text:style-name="P8">Hieronder heb ik mijn skills <text:span text:style-name="T24">opgesomd.</text:span> Ik hoop dat ik deze skills heb kunnen bewijzen met de dingen die ik heb gemaakt. Dit zijn mijn skills:</text:p>
      <text:list xml:id="list1373372693" text:style-name="L1">
        <text:list-item>
          <text:p text:style-name="P16">JavaScript </text:p>
        </text:list-item>
        <text:list-item>
          <text:p text:style-name="P16">NodeJS met socket.io </text:p>
        </text:list-item>
        <text:list-item>
          <text:p text:style-name="P16">CSS </text:p>
        </text:list-item>
        <text:list-item>
          <text:p text:style-name="P16">HTML </text:p>
        </text:list-item>
        <text:list-item>
          <text:p text:style-name="P16">C++ </text:p>
        </text:list-item>
        <text:list-item>
          <text:p text:style-name="P16"><text:span text:style-name="T24">Modelleren</text:span> in Blender </text:p>
        </text:list-item>
        <text:list-item>
          <text:p text:style-name="P16">Een beetje batch </text:p>
        </text:list-item>
        <text:list-item>
          <text:p text:style-name="P16">Alleen werken, zelf onderzoek doen </text:p>
        </text:list-item>
        <text:list-item>
          <text:p text:style-name="P14">Werken in een team </text:p>
        </text:list-item>
      </text:list>
      <text:h text:style-name="P12" text:outline-level="1">Mijn contactgegevens</text:h>
      <text:list xml:id="list4088401087" text:style-name="L2">
        <text:list-item>
          <text:p text:style-name="P17">Telefoonnummer: +31 6 18866708 </text:p>
        </text:list-item>
        <text:list-item>
          <text:p text:style-name="P18"><text:a xlink:type="simple" xlink:href="mailto:mjvangulik208@gmail.com" text:style-name="Internet_20_link" text:visited-style-name="Visited_20_Internet_20_Link">Email: mjvangulik208@gmail.com</text:a><text:span text:style-name="T14"> </text:span></text:p>
        </text:list-item>
        <text:list-item>
          <text:p text:style-name="P18"><text:a xlink:type="simple" xlink:href="https://github.com/marloVGulik" text:style-name="Internet_20_link" text:visited-style-name="Visited_20_Internet_20_Link">Github: marloVGulik</text:a><text:span text:style-name="T14"> </text:span></text:p>
        </text:list-item>
        <text:list-item>
          <text:p text:style-name="P15">Woonplaats: Kinkelenburg 133, 3328 AJ Dordrecht </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7:47:32.073000000</meta:creation-date>
    <dc:date>2020-01-12T19:03:29.917000000</dc:date>
    <meta:editing-duration>PT53M7S</meta:editing-duration>
    <meta:editing-cycles>34</meta:editing-cycles>
    <meta:generator>LibreOffice/6.2.0.3$Windows_X86_64 LibreOffice_project/98c6a8a1c6c7b144ce3cc729e34964b47ce25d62</meta:generator>
    <meta:document-statistic meta:table-count="0" meta:image-count="0" meta:object-count="0" meta:page-count="3" meta:paragraph-count="39" meta:word-count="963" meta:character-count="5321" meta:non-whitespace-character-count="4384"/>
  </office:meta>
</office:document-meta>
</file>